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3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1897</text:p>
      <text:p text:style-name="P6">Month<text:tab/><text:tab/><text:tab/><text:tab/><text:tab/><text:tab/></text:p>
      <text:p text:style-name="P6">Year<text:tab/><text:tab/><text:tab/><text:tab/><text:tab/><text:tab/>1897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Anniversarie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2</text:p>
      <text:p text:style-name="P6">Number of Sheets<text:tab/><text:tab/><text:tab/><text:tab/>4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4">97/</text:p>
      <text:p text:style-name="P2">On the 46th anniversary/</text:p>
      <text:p text:style-name="P2">of my ministry/</text:p>
      <text:p text:style-name="P2"/>
      <text:p text:style-name="P3">[Page 1]</text:p>
      <text:p text:style-name="P3">I have been weighing quite long in my mind the propriety--/ or may be the impropriety--of making my own self/ the subject of a discourse upon this Sabbath./ <text:s/>I venture it; <text:span text:style-name="T2">for</text:span><text:span text:style-name="T3"> because it seldom happens that the/ same person fills a situation of a threefold character,/ and </text:span><text:span text:style-name="T2">less seldom</text:span><text:span text:style-name="T3"> more rarely does it happen that he remains in/ it forty six consecutive years. <text:s/>That uninter-/-rupted period I complete just now in the ser-/-vice of this Congregation. <text:s/>The very few/ yet remaining among my brethren, who saw/ me enter a career so continuously followed, may,/ I hope, testify to my having all along avoided/ egotism in my speeches and in my deeds./ <text:s/>However, as I am very far from claiming in-/-fallibility, I admit that occasions may have arisen/ when natural impulses overpowered the counsels/ of precedence. <text:s/>Still, I feel certain that/ neither my talks nor my actions ever inflicted per-/-manent injury, surely they did not reflect dishonor/ </text:span></text:p>
      <text:p text:style-name="P3"><text:soft-page-break/><text:span text:style-name="T3"/></text:p>
      <text:p text:style-name="P3"><text:span text:style-name="T3">[Page 2]</text:span></text:p>
      <text:p text:style-name="P3"><text:span text:style-name="T3">upon the religious body to which I minister./ <text:s/>The preservation of its respectability and its/ welfare had been invariably the end that I have/ wished to attain. <text:s/>Firmly holding that/ conviciton, I feel emboldened to apply to my-/-self the language of the latest, but greatest of the/ Judges of Israel. <text:s/>Before Samuel withdrew from the station which he had filled with unswerving/ integrity, he asked his people whether they/ could remember that he had ever winked at/ wrong for the sake of gain; whether the had/ ever allowed bribe to corrupt his morals; whether/ he had ever stealthily hidden away that by which/ human influences sought to get the mastery/ over his sense of self-respect. <text:s/>Like Samuel/ I have grown old in ministering to my people,/ older, according to historical traditions, than the son/ of Hannah was at his death. <text:s/>I ask then/ whether nay one has discovered that the sight/ of gold so dazzled me that I mistook the path/ of unrighteousness for the way of integrity; that/ I interpreted self-interest as a Divine Call./</text:span></text:p>
      <text:p text:style-name="P3"><text:span text:style-name="T3"/></text:p>
      <text:p text:style-name="P3"><text:span text:style-name="T3">[Page 3]</text:span></text:p>
      <text:p text:style-name="P3"><text:span text:style-name="T3">Pertinent is the query, for age and ailments </text:span><text:span text:style-name="T2">give</text:span><text:span text:style-name="T3"> are/ </text:span><text:span text:style-name="T2">me the</text:span><text:span text:style-name="T3"> premonitions announcing </text:span><text:span text:style-name="T2">at</text:span><text:span text:style-name="T3"> that my continuance on earth may/ be of short duration. <text:s/>Surely, not to be reckoned/ by a return of years. <text:s/>Before I am sum-/-moned away, let such as have detected in me/ evidences of a reprehensible conduct, condemn now/ in public what I might have sought in vain/ to commit in secret. <text:s/>But looking back/ with unsparing impartiality, I am given reasons/ to believe that there are some in this very assem-/-blage who might rise and say: "The man who/ addresses us this Sabbath did not only decline/ what might have temporally benefitted[sic!] him,/ but he has repeatedly parted with his own/ to hinder the decay of the religious body, whose/ perpetuity he has had always at heart." <text:s/>Aye:/ more than that they could say, and I rejoice/ because of it. <text:s/>They could attest that the poorest/ have met in me a sympathetic friend, a ready/</text:span></text:p>
      <text:p text:style-name="P3"><text:span text:style-name="T3"/></text:p>
      <text:p text:style-name="P3"><text:span text:style-name="T3">[Page 4]</text:span></text:p>
      <text:p text:style-name="P3"><text:span text:style-name="T3">help in sorrow and in want, that the untutored/ have had a gratuitous and anxious teacher/ in the merest rudiments of learning, not less/ than in higher branches of sacred literature./</text:span></text:p>
      <text:p text:style-name="P3"><text:span text:style-name="T3"><text:tab/>But to shun flattery, distasteful to the/ upright when spoken by laymen; disgusting/ when indulged in by clergymen, I must, on/ my part make an acknowledgment on this, to me,/ a day of memorial. <text:s/>My efforts have not/ been seconded by those in whose behalf I tried/ faithfully to labor. <text:s/>While other congre-/-gational schools count the attendance by/ the hundreds, ours can scarcely count it by/ the tens. <text:s/>Some of us pride themselves on/ the retention of the old land-mark; I mean,/ the preservation of the Hebrew language in our/ ritual, and provisions to that effect have/ been made in our constitution and by-laws,/ while the preamble thereof declares that our/ aim is to improve and extend religious in-/-fluences. <text:s/>Yet, we have allowed our child-/-ren to grow in ignorance of the language of/</text:span></text:p>
      <text:p text:style-name="P3"><text:span text:style-name="T3"/></text:p>
      <text:p text:style-name="P3"><text:span text:style-name="T3">[Page 5]</text:span></text:p>
      <text:p text:style-name="P3"><text:span text:style-name="T3">the Bible and of the contents and spirit of/ Holy Writ. <text:s/>Does it surprise that Jewish youths/ turn their backs on this minor sanctuary and/ prefer to it "temples" where a close approxima-/-tion to the governing rules of the Church is the con-/-trolling object; where the man of Nazareth is held/ up as a paragon of sanctity, superior to Moses/ in his lessons of a religion of love? <text:s/>Say, my/ brother-Israelites. <text:s/>Can orthodoxy and a voluntary/ unacquaintance with the import of the written and/ oral Law be synonymous? <text:s/>Kind friends, who/ know my sentiments, tell me to cease worrying/ concerning matters beyond my control; relatives/ remonstrate against my agreeing to every propo-/-sition, requiring exertions on my part in the line of/ Jewish instruction. <text:s/>They fear that my health/ might suffer. <text:s/>But what value has a pro-/-tracted life of ease for an earnest Jew, who feels/ that duty demands restless energy, unabated exertions?/</text:span></text:p>
      <text:p text:style-name="P3"><text:soft-page-break/><text:span text:style-name="T3"/></text:p>
      <text:p text:style-name="P3"><text:span text:style-name="T3">[Page 6]</text:span></text:p>
      <text:p text:style-name="P3"><text:span text:style-name="T3">Those exertions are still, as they always were,/ at the disposal of my people. <text:s/>But I can-/-not conceal that had they been practically re-/-warded, this congregation would have taken the/ lead in the triumphal march of loyalty to/ the Torah. <text:s/>It would never have suffered back-/-sliders to jeer at our apathy, at our lack/ of consistency, evinced in empty schools; in a/ liturgy left determinedly beyond comprehension./ <text:s/>Believe, my brethren, that if I have insisted/ upon associating lectures with our accepted prayers,/ it has not been for the sake of earning popu-/-larity, for very rarely, I yeild[sic!] to the request/ to let my speeches here occupy the columns of/ religious or secular papers. <text:s/>My sole object/ was to interest the young in our history, and enhance/ thereby the respect due to the Hebrew ritual./ <text:s/>But where are the young on Sabbaths and Festivals?/ <text:s/>Not here; not here. <text:s/>My Maker alone/ knows the anguish of my soul at the recollection/ of the large number, who have grown only to/ forget the synagogue, in which they were raised;/</text:span></text:p>
      <text:p text:style-name="P3"><text:span text:style-name="T3"/></text:p>
      <text:p text:style-name="P3"><text:span text:style-name="T3">[Page 7]</text:span></text:p>
      <text:p text:style-name="P3"><text:span text:style-name="T3">to become indifferent, if not inimical to/ their extraction from patriarchs and prophets;/ the many, I say, who recognize me not as/ the one who tried his best to offer some instruct-/-ion. <text:s/>The only shade of comfort to my/ burning feelings is the knowledge that in/ no instance did my personal neglect or indif/-ference occasion the sundering of any Jew from/ a connection with our fold. <text:s/>On the contrary,/ looking back with the severest scrutiny at/ the forty six years of my ministration, I can/ do myself justice by recalling circumstances, when/ I bore insults, slights and rough denials in/ my endeavouring to prevent the humblest attend-/-ants in this house of God to withdraw from it./ <text:s/>My regret at the absence of such is aggravated by/ the fact that on every revolving Sabbath, it/ becomes more difficult to select Israelites who may/ share the honors connected with the performance of/ our rites and ceremonies, without having recourse nearly/ always to the same identical persons. <text:s/>To that morti-/-fication is added the pain produced by the want of/ </text:span></text:p>
      <text:p text:style-name="P3"><text:span text:style-name="T3"/></text:p>
      <text:p text:style-name="P3"><text:span text:style-name="T3">[Page 8]</text:span></text:p>
      <text:p text:style-name="P3"><text:span text:style-name="T3">respect--not to me that </text:span><text:span text:style-name="T2">I</text:span><text:span text:style-name="T3"> claims none but/ to our Sanctuary, by the young who imitate/ their elders in quitting these sacred courts,/ before the service is concluded./</text:span></text:p>
      <text:p text:style-name="P3"><text:span text:style-name="T3">Now, brethren, I am fully aware that such/ remarks as have fallen this morning from my lips, because/ chilled by a deep sense of my accountability/ before God, may be deemed by some an impolite/ speech. <text:s/>Censure, however built on sound found-/-ations, is always distasteful. <text:s/>But the she-/-pherds who paint their flock as spotlessly/ white to win favor, cannot care for the/ real progress of their charges, as I care for the/ spiritual advancement of mine. <text:s/>Hear me:/ In the days of Isaiah, the prophets were approach-/-ed by their contemporaries in the following language./ <text:s/>[Hebrew] "Speak ye to us smooth/ things, preach Ye pleasant things;" but too dear/ was truth in the minds of the olden Seers, that they/</text:span></text:p>
      <text:p text:style-name="P3"><text:span text:style-name="T3"/></text:p>
      <text:p text:style-name="P3"><text:span text:style-name="T3">[Page 9]</text:span></text:p>
      <text:p text:style-name="P3"><text:span text:style-name="T3">should dare to prevaricate. <text:s/>I, the least of/ God's servants, impressed with the holidays/ of the mission assumed, will not prove/ false to it. <text:s/>I read almost daily of/ festivities held to celebrate anniversaries of having/ first entered the ministry, or having officiated/ half a decade, or a decade, or a score of years./ <text:s/>Fancy that I were to invite Philadelphia Jews/ with whom I am closely identified, to come this/ Sabbath and rejoice with me, over the visibly/ permanent good accomplished among nearly/ three generations, would not history rise and/ strike the meretricious mouth that speaks/ smooth things, self adulatory things?........../ Once more will I say it. <text:s/>The short time naturally/ left to me upon earth, shall still belong to the/ brethren who whilom entrusted a youth of fo-/-reign birth with solemn obligations. <text:s/>What I/ know of Judaism shall continue to be theirs on de-/-mand. <text:s/>My feelings for Jews shall, to the very /last, be disclosed to them, so that their own feelings/ be enkindled with love for all the coheirs of the Sinaic/</text:span></text:p>
      <text:p text:style-name="P3"><text:soft-page-break/><text:span text:style-name="T3"/></text:p>
      <text:p text:style-name="P3"><text:span text:style-name="T3">[Page 10]</text:span></text:p>
      <text:p text:style-name="P3"><text:span text:style-name="T3">covenant. <text:s/>I will keep at the post that I have/ been assigned, until the body which now stands at/ this desk shall have ceased to move, but never/ will I remain by promising to thrust verity aside/ and set up flattery and falsehood in its place./ <text:s/>The same candor, which is my inseparable com-/panion, I shall ask now to become the inter-/-preter of one of my thoughts, before we part to/ day. <text:s/>I crave for a manifestation of confidence./ <text:s/>What is bidden of a novice, or a tyro, let not/ be enforced on a Hazan, teacher and preacher/ of forty six years' standing. <text:s/>When his/ services are sought after by Israelites not imme-/-diately affiliated to this congregation, let ac-/-ceptance or declination be left to his judgment/ and discretion. <text:s/>Let printed rules remain in/ abeyance when to carry them out is to wound a/ minister's feelings and lower him in the estimation/ of a whole community./</text:span></text:p>
      <text:p text:style-name="P3"><text:span text:style-name="T3"/></text:p>
      <text:p text:style-name="P3"><text:span text:style-name="T3">[Page 11]</text:span></text:p>
      <text:p text:style-name="P3"><text:span text:style-name="T3">I may be permitted to add, that if I had/ heeded words in type</text:span><text:span text:style-name="T2">s</text:span><text:span text:style-name="T3"> rather than have consult/-ed my sentiments, even some of the Sabbath/ services might have been omitted. <text:s/>Really, an/ </text:span><text:span text:style-name="T2">the</text:span><text:span text:style-name="T3"> evil result would have followed my adhering/ to the letter of the original contract which I was de-/-manded to sign. <text:s/>I would have been then a drone,/ not a working bee, striving to extract from the/ flowery garden of our literature some of its sweet-/-ness for the benefit of my people./</text:span><text:line-break/>Well, brethren. <text:s/>Assured of the token of regard, which/ I have just requested, I urge upon the temporal/ directors of this religious body to make a strong/ effort for the broadening of our schools; a power-/-ful endeavour to increase the attendance in the/ Synagogue at all times. <text:s/>Of my usual hearers/ now present or absent, I fraternally beg that an/ attitude solemn and decorous may be maintained/ in these holy courts, in order that the services become/ notable, through an accord of modulated voices and/ a harmonious chanting which will enhance the/ imposingness of our assemblies. <text:s/>These I consider/</text:p>
      <text:p text:style-name="P3"/>
      <text:p text:style-name="P3">[Page 12]</text:p>
      <text:p text:style-name="P3">most acceptable to our Lord, because conform-/-able to the command of His inspired Psalmist/ [Hebrew]/ "Bless my God in congregations; even the Lord, ye/ that are of the fountain of Israel."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2T11:43:07.83</meta:creation-date>
    <dc:date>2012-10-02T12:20:43.19</dc:date>
    <dc:creator>Penn Libraries</dc:creator>
    <meta:editing-duration>PT00H03M5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94" meta:word-count="2060" meta:character-count="12523"/>
  </office:meta>
</office:document-meta>
</file>